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e5ee" officeooo:paragraph-rsid="0011e5ee"/>
    </style:style>
    <style:style style:name="P2" style:family="paragraph" style:parent-style-name="Standard">
      <style:paragraph-properties fo:text-align="start" style:justify-single-word="false"/>
      <style:text-properties officeooo:rsid="0011e5ee" officeooo:paragraph-rsid="0011e5ee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officeooo:rsid="0011e5ee" officeooo:paragraph-rsid="0011e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nów, 2020.11.14</text:p>
      <text:p text:style-name="P2">Adres:</text:p>
      <text:p text:style-name="P2"><text:database-display text:table-name="Arkusz1" text:table-type="table" text:column-name="Nazwisko" text:database-name="klienci">&lt;Nazwisko&gt;</text:database-display><text:database-display text:table-name="Arkusz1" text:table-type="table" text:column-name="Imię" text:database-name="klienci">&lt;Imię&gt;</text:database-display></text:p>
      <text:p text:style-name="P2"><text:database-display text:table-name="Arkusz1" text:table-type="table" text:column-name="Ulica" text:database-name="klienci">&lt;Ulica&gt;</text:database-display></text:p>
      <text:p text:style-name="P2"><text:database-display text:table-name="Arkusz1" text:table-type="table" text:column-name="Kod" text:database-name="klienci">&lt;Kod&gt;</text:database-display><text:database-display text:table-name="Arkusz1" text:table-type="table" text:column-name="Miasto" text:database-name="klienci">&lt;Miasto&gt;</text:database-display></text:p>
      <text:p text:style-name="P2"/>
      <text:p text:style-name="P2">Szanowny kliencie</text:p>
      <text:p text:style-name="P2"/>
      <text:p text:style-name="P2">Informujemy, że zakupy Pana/Pani w naszej firmie w okresie od <text:database-display text:table-name="Arkusz1" text:table-type="table" text:column-name="Okres_od" text:database-name="klienci">&lt;Okres_od&gt;</text:database-display><text:s/></text:p>
      <text:p text:style-name="P2">do <text:database-display text:table-name="Arkusz1" text:table-type="table" text:column-name="Okres_do" text:database-name="klienci">&lt;Okres_do&gt;</text:database-display><text:s/>osiągnęły sumę łączną <text:database-display text:table-name="Arkusz1" text:table-type="table" text:column-name="Suma" text:database-name="klienci">&lt;Suma&gt;</text:database-display><text:s/>zł.</text:p>
      <text:p text:style-name="P2"/>
      <text:p text:style-name="P2">Z poważaniem</text:p>
      <text:p text:style-name="P2"/>
      <text:p text:style-name="P2">Prezes</text:p>
      <text:p text:style-name="P3">Krzysztof Karwowsk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2:28:26.572000000</meta:creation-date>
    <dc:date>2021-12-13T12:37:28.793000000</dc:date>
    <meta:editing-duration>PT2M19S</meta:editing-duration>
    <meta:editing-cycles>1</meta:editing-cycles>
    <meta:document-statistic meta:table-count="0" meta:image-count="0" meta:object-count="0" meta:page-count="1" meta:paragraph-count="11" meta:word-count="31" meta:character-count="233" meta:non-whitespace-character-count="212"/>
    <meta:generator>LibreOffice/7.2.4.1$Windows_X86_64 LibreOffice_project/27d75539669ac387bb498e35313b970b7fe9c4f9</meta:generator>
  </office:meta>
</office:document-meta>
</file>